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Standard">
      <style:text-properties fo:language="en" fo:country="IE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language="en" fo:country="IE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style:font-name="Times New Roman" fo:font-size="11pt" fo:language="en" fo:country="US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text-indent="0.635cm" style:auto-text-indent="false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style:font-name="Times New Roman" fo:font-size="11pt" fo:language="en" fo:country="US" style:font-size-asian="11pt" style:font-name-complex="Times New Roman1" style:font-size-complex="11pt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fo:language="en" fo:country="I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8"/>
    <style:style style:name="P12" style:family="paragraph" style:parent-style-name="List_20_Paragraph" style:list-style-name="WWNum9"/>
    <style:style style:name="P13" style:family="paragraph" style:parent-style-name="List_20_Paragraph" style:list-style-name="WWNum10"/>
    <style:style style:name="P14" style:family="paragraph" style:parent-style-name="List_20_Paragraph">
      <style:text-properties fo:language="en" fo:country="IE"/>
    </style:style>
    <style:style style:name="P15" style:family="paragraph" style:parent-style-name="List_20_Paragraph" style:list-style-name="WWNum11"/>
    <style:style style:name="P16" style:family="paragraph" style:parent-style-name="List_20_Paragraph" style:list-style-name="WWNum12"/>
    <style:style style:name="T1" style:family="text">
      <style:text-properties fo:language="en" fo:country="IE"/>
    </style:style>
    <style:style style:name="T2" style:family="text">
      <style:text-properties fo:language="en" fo:country="IE" fo:font-weight="bold" style:font-weight-asian="bold" style:font-weight-complex="bold"/>
    </style:style>
    <style:style style:name="T3" style:family="text">
      <style:text-properties fo:language="en" fo:country="IE" fo:font-weight="bold" officeooo:rsid="001fea9e" style:font-weight-asian="bold" style:font-weight-complex="bold"/>
    </style:style>
    <style:style style:name="T4" style:family="text">
      <style:text-properties fo:language="en" fo:country="IE" fo:font-weight="bold" officeooo:rsid="00220b3b" style:font-weight-asian="bold" style:font-weight-complex="bold"/>
    </style:style>
    <style:style style:name="T5" style:family="text">
      <style:text-properties fo:language="en" fo:country="IE" fo:font-weight="bold" officeooo:rsid="0023e0cb" style:font-weight-asian="bold" style:font-weight-complex="bold"/>
    </style:style>
    <style:style style:name="T6" style:family="text">
      <style:text-properties fo:language="en" fo:country="IE" fo:font-weight="bold" officeooo:rsid="00259170" style:font-weight-asian="bold" style:font-weight-complex="bold"/>
    </style:style>
    <style:style style:name="T7" style:family="text">
      <style:text-properties fo:language="en" fo:country="IE" fo:font-weight="bold" officeooo:rsid="0026d5fa" style:font-weight-asian="bold" style:font-weight-complex="bold"/>
    </style:style>
    <style:style style:name="T8" style:family="text">
      <style:text-properties fo:language="en" fo:country="IE" fo:font-weight="bold" officeooo:rsid="002960ba" style:font-weight-asian="bold" style:font-weight-complex="bold"/>
    </style:style>
    <style:style style:name="T9" style:family="text">
      <style:text-properties style:text-position="super 58%" fo:language="en" fo:country="IE" fo:font-weight="bold" style:font-weight-asian="bold" style:font-weight-complex="bold"/>
    </style:style>
    <style:style style:name="T10" style:family="text">
      <style:text-properties style:font-name="Times New Roman" fo:font-size="11pt" fo:language="en" fo:country="US" style:font-size-asian="11pt" style:font-name-complex="Times New Roman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NAME: </text:span><text:span text:style-name="T3">Owen Burke</text:span></text:p>
      <text:p text:style-name="P2"/>
      <text:p text:style-name="Standard"><text:span text:style-name="T2">STUDENT NUMBER: </text:span><text:span text:style-name="T3">15316452</text:span></text:p>
      <text:p text:style-name="P2"/>
      <text:p text:style-name="P2"/>
      <text:p text:style-name="Standard"><text:span text:style-name="T2">Please indicate your answers by entering the option ( (i), (ii), (iii) or (iv) ) where asked.</text:span></text:p>
      <text:p text:style-name="Standard"><text:span text:style-name="T2">You should append the completed document as a pdf with your type written worked solutions and upload to Blackboard by Friday 22</text:span><text:span text:style-name="T9">nd</text:span><text:span text:style-name="T2"> of February 2019.</text:span></text:p>
      <text:p text:style-name="P2"/>
      <text:p text:style-name="P2"/>
      <text:p text:style-name="P2"/>
      <text:p text:style-name="Standard"><text:span text:style-name="T2">Q 2.31</text:span></text:p>
      <text:p text:style-name="P1"/>
      <text:p text:style-name="Standard"><text:span text:style-name="T1">Part (a):</text:span></text:p>
      <text:p text:style-name="P1"/>
      <text:list xml:id="list2762977041" text:style-name="WWNum1">
        <text:list-item>
          <text:p text:style-name="P10"><text:span text:style-name="T1">4 </text:span></text:p>
        </text:list-item>
        <text:list-item>
          <text:p text:style-name="P10"><text:span text:style-name="T1">13</text:span></text:p>
        </text:list-item>
        <text:list-item>
          <text:p text:style-name="P10"><text:span text:style-name="T1"><text:s/>26</text:span></text:p>
        </text:list-item>
        <text:list-item>
          <text:p text:style-name="P10"><text:span text:style-name="T1"><text:s/>18</text:span></text:p>
        </text:list-item>
      </text:list>
      <text:p text:style-name="P1"/>
      <text:p text:style-name="Standard"><text:span text:style-name="T2">Your Answer: </text:span><text:span text:style-name="T3">ii)</text:span></text:p>
      <text:p text:style-name="P2"/>
      <text:p text:style-name="P2"/>
      <text:p text:style-name="P2"/>
      <text:p text:style-name="Standard"><text:span text:style-name="T1">Part (b):</text:span></text:p>
      <text:p text:style-name="P1"/>
      <text:list xml:id="list3814299241" text:style-name="WWNum8">
        <text:list-item>
          <text:p text:style-name="P11"><text:span text:style-name="T1">0</text:span></text:p>
        </text:list-item>
        <text:list-item>
          <text:p text:style-name="P11"><text:span text:style-name="T1">12</text:span></text:p>
        </text:list-item>
        <text:list-item>
          <text:p text:style-name="P11"><text:span text:style-name="T1"><text:s/>7</text:span></text:p>
        </text:list-item>
        <text:list-item>
          <text:p text:style-name="P11"><text:span text:style-name="T1"><text:s/>4</text:span></text:p>
        </text:list-item>
      </text:list>
      <text:p text:style-name="P1"/>
      <text:p text:style-name="Standard"><text:span text:style-name="T2">Your Answer: </text:span><text:span text:style-name="T4">i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Standard"><text:span text:style-name="T2">Q 3.2 </text:span></text:p>
      <text:p text:style-name="P1"/>
      <text:p text:style-name="P1"/>
      <text:p text:style-name="Standard"><text:span text:style-name="T1">Part (a):</text:span></text:p>
      <text:p text:style-name="P1"/>
      <text:list xml:id="list344689493" text:style-name="WWNum9">
        <text:list-item>
          <text:p text:style-name="P12"><text:span text:style-name="T1">0.1241</text:span></text:p>
        </text:list-item>
        <text:list-item>
          <text:p text:style-name="P12"><text:span text:style-name="T1">0.8125</text:span></text:p>
        </text:list-item>
        <text:list-item>
          <text:p text:style-name="P12"><text:span text:style-name="T1">0.074995</text:span></text:p>
        </text:list-item>
        <text:list-item>
          <text:p text:style-name="P12"><text:span text:style-name="T1">0.003462</text:span></text:p>
        </text:list-item>
      </text:list>
      <text:p text:style-name="P1"/>
      <text:p text:style-name="Standard"><text:span text:style-name="T2">Your Answer: </text:span><text:span text:style-name="T5">ii)</text:span></text:p>
      <text:p text:style-name="P1"/>
      <text:p text:style-name="P1"/>
      <text:p text:style-name="P1"/>
      <text:p text:style-name="Standard"><text:span text:style-name="T1">Part (b):</text:span></text:p>
      <text:p text:style-name="P1"/>
      <text:list xml:id="list4249009308" text:style-name="WWNum10">
        <text:list-item>
          <text:p text:style-name="P13"><text:span text:style-name="T1">0.72481</text:span></text:p>
        </text:list-item>
        <text:list-item>
          <text:p text:style-name="P13"><text:span text:style-name="T1">0.85261</text:span></text:p>
        </text:list-item>
        <text:list-item>
          <text:p text:style-name="P13"><text:span text:style-name="T1">0.62849</text:span></text:p>
        </text:list-item>
        <text:list-item>
          <text:p text:style-name="P13"><text:span text:style-name="T1">0.17238</text:span></text:p>
        </text:list-item>
      </text:list>
      <text:p text:style-name="P1"/>
      <text:p text:style-name="Standard"><text:span text:style-name="T2">Your Answer: </text:span><text:span text:style-name="T6">ii)</text:span></text:p>
      <text:p text:style-name="P2"/>
      <text:p text:style-name="P1"/>
      <text:p text:style-name="P1"/>
      <text:p text:style-name="Standard"><text:span text:style-name="T1">Part (c):</text:span></text:p>
      <text:p text:style-name="P14"/>
      <text:list xml:id="list1425101447" text:style-name="WWNum11">
        <text:list-item>
          <text:p text:style-name="P15"><text:span text:style-name="T1">0.65782</text:span></text:p>
        </text:list-item>
        <text:list-item>
          <text:p text:style-name="P15"><text:span text:style-name="T1">0.59371</text:span></text:p>
        </text:list-item>
        <text:list-item>
          <text:p text:style-name="P15"><text:span text:style-name="T1">0.45802</text:span></text:p>
        </text:list-item>
        <text:list-item>
          <text:p text:style-name="P15"><text:span text:style-name="T1">0.85261</text:span></text:p>
        </text:list-item>
      </text:list>
      <text:p text:style-name="P1"/>
      <text:p text:style-name="Standard"><text:span text:style-name="T2">Your Answer: </text:span><text:span text:style-name="T7">iv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2">Q 4.24</text:span></text:p>
      <text:p text:style-name="P1"/>
      <text:list xml:id="list1592749722" text:style-name="WWNum12">
        <text:list-item>
          <text:p text:style-name="P16"><text:span text:style-name="T1">Inverse(a)=</text:span></text:p>
        </text:list-item>
      </text:list>
      <text:p text:style-name="P1"/>
      <text:p text:style-name="Standard"><text:span text:style-name="T10"><text:tab/>-0.7143 <text:tab/>0.0 <text:tab/><text:tab/>1.4286</text:span></text:p>
      <text:p text:style-name="P3"><text:span text:style-name="T10">0.2571 <text:tab/><text:tab/>0.1000 <text:tab/><text:tab/>0.2857</text:span></text:p>
      <text:p text:style-name="P3"><text:span text:style-name="T10">-0.2286 <text:tab/>-0.2000 <text:tab/>0.8571</text:span></text:p>
      <text:p text:style-name="P4"/>
      <text:p text:style-name="P4"/>
      <text:p text:style-name="P6"><text:span text:style-name="T10"><text:tab/>Inverse(b)=</text:span></text:p>
      <text:p text:style-name="P7"/>
      <text:p text:style-name="P6"><text:span text:style-name="T10">1.6667 <text:tab/><text:tab/>2.8889 <text:tab/><text:tab/>-2.2222 <text:tab/>1.0000</text:span></text:p>
      <text:p text:style-name="P6"><text:span text:style-name="T10">0.0 <text:tab/><text:tab/><text:tab/>0.3333 <text:tab/><text:tab/>-0.3333 <text:tab/>0.0</text:span></text:p>
      <text:p text:style-name="P6"><text:span text:style-name="T10">-0.3333 <text:tab/><text:tab/>-0.4444 <text:tab/>0.1111 <text:tab/><text:tab/>0.0</text:span></text:p>
      <text:p text:style-name="P6"><text:span text:style-name="T10">1.5000 <text:tab/><text:tab/>2.0000 <text:tab/><text:tab/>-1.5000 <text:tab/>0.5000</text:span></text:p>
      <text:p text:style-name="P8"/>
      <text:p text:style-name="P8"/>
      <text:p text:style-name="P6"><text:span text:style-name="T1">(ii)</text:span></text:p>
      <text:p text:style-name="P8"/>
      <text:p text:style-name="P6"><text:span text:style-name="T1">Inverse(a)=</text:span></text:p>
      <text:p text:style-name="P8"/>
      <text:p text:style-name="Standard"><text:span text:style-name="T10"><text:tab/>0.7243<text:tab/><text:tab/> 0.0 <text:tab/><text:tab/>1.3286</text:span></text:p>
      <text:p text:style-name="P3"><text:span text:style-name="T10">1.2571 <text:tab/><text:tab/>0.1000 <text:tab/><text:tab/>0.2757</text:span></text:p>
      <text:p text:style-name="P3"><text:span text:style-name="T10">-0.2386 <text:tab/>-0.2010 <text:tab/>0.9571</text:span></text:p>
      <text:p text:style-name="P5"/>
      <text:p text:style-name="P5"/>
      <text:p text:style-name="Standard"><text:span text:style-name="T10"><text:tab/> Inverse(b)=</text:span></text:p>
      <text:p text:style-name="P4"/>
      <text:p text:style-name="P6"><text:span text:style-name="T10">1.6677 <text:tab/><text:tab/>2.9889 <text:s/><text:tab/><text:tab/>3.2222 <text:tab/><text:tab/>1.01700</text:span></text:p>
      <text:p text:style-name="P6"><text:span text:style-name="T10"><text:s/>0.3433 <text:tab/><text:tab/>-0.3433 <text:tab/>0.3333<text:tab/><text:tab/>0.00371</text:span></text:p>
      <text:p text:style-name="P6"><text:span text:style-name="T10">-0.3433 <text:tab/><text:tab/>-0.2879 <text:tab/>0.2111 <text:tab/><text:tab/>0.0<text:tab/></text:span></text:p>
      <text:p text:style-name="P6"><text:span text:style-name="T10">1.2400 <text:tab/><text:tab/>2.0120 <text:tab/><text:tab/>-1.5783 <text:tab/>0.5600</text:span></text:p>
      <text:p text:style-name="P8"/>
      <text:p text:style-name="P8"/>
      <text:p text:style-name="P6"><text:span text:style-name="T1">(iii)</text:span></text:p>
      <text:p text:style-name="P8"/>
      <text:p text:style-name="P6"><text:span text:style-name="T1">Inverse(a)=</text:span></text:p>
      <text:p text:style-name="P8"/>
      <text:p text:style-name="Standard"><text:span text:style-name="T10"><text:tab/>0.7143<text:tab/><text:tab/> 0.003 <text:tab/><text:tab/>2.3276</text:span></text:p>
      <text:p text:style-name="P3"><text:span text:style-name="T10">1.2671 <text:tab/><text:tab/>0.1100 <text:tab/><text:tab/>0.3759</text:span></text:p>
      <text:p text:style-name="P3"><text:span text:style-name="T10">-0.2486 <text:tab/>-0.2110 <text:tab/>0.9771</text:span></text:p>
      <text:p text:style-name="P5"/>
      <text:p text:style-name="P5"/>
      <text:p text:style-name="P3"><text:span text:style-name="T10">Inverse(b)=</text:span></text:p>
      <text:p text:style-name="P4"/>
      <text:p text:style-name="P6"><text:span text:style-name="T10">1.6877 <text:tab/><text:tab/>3.9789 <text:s/><text:tab/><text:tab/>3.2002 <text:tab/><text:tab/>2.01800</text:span></text:p>
      <text:p text:style-name="P6"><text:span text:style-name="T10"><text:s/>0.3533 <text:tab/><text:tab/>-0.4433 <text:tab/>0.3333<text:tab/><text:tab/>0.02371</text:span></text:p>
      <text:p text:style-name="P6"><text:span text:style-name="T10">-0.3443 <text:tab/><text:tab/>-0.2999 <text:tab/>0.3121 <text:tab/><text:tab/>0.0382<text:tab/></text:span></text:p>
      <text:p text:style-name="P6"><text:span text:style-name="T10">1.2420 <text:tab/><text:tab/>3.0130 <text:tab/><text:tab/>-1.5733 <text:tab/>0.5610</text:span></text:p>
      <text:p text:style-name="P8"/>
      <text:p text:style-name="P1"><text:bookmark text:name="_GoBack"/></text:p>
      <text:p text:style-name="P6"><text:soft-page-break/><text:span text:style-name="T1">(iv)</text:span></text:p>
      <text:p text:style-name="P8"/>
      <text:p text:style-name="P6"><text:span text:style-name="T1">Inverse(a)=</text:span></text:p>
      <text:p text:style-name="P1"/>
      <text:p text:style-name="Standard"><text:span text:style-name="T10"><text:tab/>0.8343<text:tab/><text:tab/> 1.01 <text:tab/><text:tab/>1.3336</text:span></text:p>
      <text:p text:style-name="P3"><text:span text:style-name="T10">2.2572 <text:tab/><text:tab/>0.1003 <text:tab/><text:tab/>0.3857</text:span></text:p>
      <text:p text:style-name="P3"><text:span text:style-name="T10">-0.2486 <text:tab/>-0.2110 <text:tab/>0.9671</text:span></text:p>
      <text:p text:style-name="P5"/>
      <text:p text:style-name="P5"/>
      <text:p text:style-name="P3"><text:span text:style-name="T10">Inverse(b)=</text:span></text:p>
      <text:p text:style-name="P4"/>
      <text:p text:style-name="P6"><text:span text:style-name="T10">1.6777 <text:tab/><text:tab/>4.9889 <text:s/><text:tab/><text:tab/>3.2232 <text:tab/><text:tab/>1.11700</text:span></text:p>
      <text:p text:style-name="P6"><text:span text:style-name="T10"><text:s/>0.3443 <text:tab/><text:tab/>-0.3443 <text:tab/>0.3233<text:tab/><text:tab/>0.07371</text:span></text:p>
      <text:p text:style-name="P6"><text:span text:style-name="T10">-0.3443 <text:tab/><text:tab/>-0.2979 <text:tab/>0.3211 <text:tab/><text:tab/>0.07800<text:tab/></text:span></text:p>
      <text:p text:style-name="P6"><text:span text:style-name="T10">1.2480 <text:tab/><text:tab/>2.1220 <text:tab/><text:tab/>-1.5883 <text:tab/>0.5621</text:span></text:p>
      <text:p text:style-name="P8"/>
      <text:p text:style-name="P8"/>
      <text:p text:style-name="Standard"><text:span text:style-name="T2">Your Answer: </text:span><text:span text:style-name="T8">i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DengXian" style:font-size-asian="12pt" style:language-asian="zh" style:country-asian="CN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false" style:font-name-asian="DengXi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DengXian Light" style:font-family-asian="'DengXian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DengXian Light" style:font-family-asian="'DengXian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DengXian Light" style:font-family-asian="'DengXian Light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DengXian Light" style:font-family-asian="'DengXian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DengXian Light" style:font-family-asian="'DengXian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DengXian Light" style:font-family-asian="'DengXian Light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Arial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4" style:layout-grid-base-height="0.70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0</meta:editing-cycles>
    <meta:creation-date>2019-02-21T12:25:00</meta:creation-date>
    <dc:date>2019-02-21T16:38:46.651260741</dc:date>
    <meta:editing-duration>PT14M8S</meta:editing-duration>
    <meta:generator>LibreOffice/6.0.7.3$Linux_X86_64 LibreOffice_project/00m0$Build-3</meta:generator>
    <meta:document-statistic meta:table-count="0" meta:image-count="0" meta:object-count="0" meta:page-count="4" meta:paragraph-count="77" meta:word-count="234" meta:character-count="1542" meta:non-whitespace-character-count="12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